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Andale Mono', Monaco, Courier, 'Courier New', Verdana, sans-serif"/>
    <style:font-face style:name="Georgia" svg:font-family="Georgia, 'Source Serif Pro', serif"/>
    <style:font-face style:name="Lohit Devanagari1" svg:font-family="'Lohit Devanagari'"/>
    <style:font-face style:name="Source Serif Pro" svg:font-family="'Source Serif Pro', serif"/>
    <style:font-face style:name="arial" svg:font-family="arial, sans-serif"/>
    <style:font-face style:name="monospace" svg:font-family="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Suruma" svg:font-family="Surum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701cm" fo:margin-left="0cm" table:align="left"/>
    </style:style>
    <style:style style:name="Table1.A" style:family="table-column">
      <style:table-column-properties style:column-width="0.452cm"/>
    </style:style>
    <style:style style:name="Table1.B" style:family="table-column">
      <style:table-column-properties style:column-width="1.69cm"/>
    </style:style>
    <style:style style:name="Table1.C" style:family="table-column">
      <style:table-column-properties style:column-width="15.559cm"/>
    </style:style>
    <style:style style:name="Table1.A1" style:family="table-cell">
      <style:table-cell-properties style:vertical-align="middle" fo:padding="0cm" fo:border="none"/>
    </style:style>
    <style:style style:name="P1" style:family="paragraph" style:parent-style-name="Preformatted_20_Text">
      <style:paragraph-properties fo:line-height="115%"/>
      <style:text-properties officeooo:paragraph-rsid="000ce75a"/>
    </style:style>
    <style:style style:name="P2" style:family="paragraph" style:parent-style-name="Preformatted_20_Text">
      <loext:graphic-properties draw:fill="solid" draw:fill-color="#e6e9ec" draw:opacity="100%"/>
      <style:paragraph-properties fo:margin-top="0cm" fo:margin-bottom="0cm" loext:contextual-spacing="false" fo:line-height="160%" fo:orphans="2" fo:widows="2" fo:background-color="#e6e9ec" fo:padding="0cm" fo:border="none"/>
    </style:style>
    <style:style style:name="P3" style:family="paragraph" style:parent-style-name="Preformatted_20_Text">
      <loext:graphic-properties draw:fill="solid" draw:fill-color="#e6e9ec" draw:opacity="100%"/>
      <style:paragraph-properties fo:margin-top="0cm" fo:margin-bottom="0cm" loext:contextual-spacing="false" fo:line-height="160%" fo:orphans="2" fo:widows="2" fo:background-color="#e6e9ec" fo:padding="0cm" fo:border="none"/>
      <style:text-properties officeooo:paragraph-rsid="000e1c75"/>
    </style:style>
    <style:style style:name="P4" style:family="paragraph" style:parent-style-name="Preformatted_20_Text">
      <loext:graphic-properties draw:fill="solid" draw:fill-color="#e6e9ec" draw:opacity="100%"/>
      <style:paragraph-properties fo:margin-top="0cm" fo:margin-bottom="0cm" loext:contextual-spacing="false" fo:line-height="160%" fo:orphans="2" fo:widows="2" fo:background-color="#e6e9ec" fo:padding="0cm" fo:border="none"/>
      <style:text-properties officeooo:paragraph-rsid="000ee9e4"/>
    </style:style>
    <style:style style:name="P5" style:family="paragraph" style:parent-style-name="Preformatted_20_Text">
      <loext:graphic-properties draw:fill="solid" draw:fill-color="#e6e9ec" draw:opacity="100%"/>
      <style:paragraph-properties fo:margin-top="0cm" fo:margin-bottom="0cm" loext:contextual-spacing="false" fo:line-height="160%" fo:orphans="2" fo:widows="2" fo:background-color="#e6e9ec" fo:padding="0cm" fo:border="none"/>
      <style:text-properties fo:font-variant="normal" fo:text-transform="none" fo:letter-spacing="normal"/>
    </style:style>
    <style:style style:name="P6" style:family="paragraph" style:parent-style-name="Preformatted_20_Text">
      <loext:graphic-properties draw:fill="solid" draw:fill-color="#e6e9ec" draw:opacity="100%"/>
      <style:paragraph-properties fo:margin-top="0cm" fo:margin-bottom="0cm" loext:contextual-spacing="false" fo:line-height="160%" fo:orphans="2" fo:widows="2" fo:background-color="#e6e9ec" fo:padding="0cm" fo:border="none"/>
      <style:text-properties fo:font-variant="normal" fo:text-transform="none" style:font-name="monospace" fo:font-size="12pt" fo:letter-spacing="normal" fo:font-style="normal" fo:font-weight="normal"/>
    </style:style>
    <style:style style:name="P7" style:family="paragraph" style:parent-style-name="Preformatted_20_Text">
      <loext:graphic-properties draw:fill="solid" draw:fill-color="#e6e9ec" draw:opacity="100%"/>
      <style:paragraph-properties fo:margin-top="0cm" fo:margin-bottom="0cm" loext:contextual-spacing="false" fo:line-height="160%" fo:orphans="2" fo:widows="2" fo:background-color="#e6e9ec" fo:padding="0cm" fo:border="none"/>
      <style:text-properties fo:font-variant="normal" fo:text-transform="none" style:font-name="monospace" fo:font-size="12pt" fo:letter-spacing="normal" fo:font-style="normal" fo:font-weight="normal" officeooo:paragraph-rsid="000e1c75"/>
    </style:style>
    <style:style style:name="P8" style:family="paragraph" style:parent-style-name="Standard">
      <style:text-properties officeooo:rsid="0000bbbd" officeooo:paragraph-rsid="0000bbbd"/>
    </style:style>
    <style:style style:name="P9" style:family="paragraph" style:parent-style-name="Standard">
      <style:text-properties fo:color="#c9211e" style:font-name="Ubuntu" fo:font-size="14pt" fo:font-weight="bold" officeooo:rsid="0000bbbd" officeooo:paragraph-rsid="0000bbbd" style:font-size-asian="14pt" style:font-weight-asian="bold" style:font-size-complex="14pt" style:font-weight-complex="bold"/>
    </style:style>
    <style:style style:name="P10" style:family="paragraph" style:parent-style-name="Standard">
      <style:text-properties fo:color="#111111" style:font-name="Ubuntu" fo:font-size="11pt" fo:font-weight="bold" officeooo:rsid="0000bbbd" officeooo:paragraph-rsid="0000bbbd" style:font-size-asian="9.60000038146973pt" style:font-weight-asian="bold" style:font-size-complex="11pt" style:font-weight-complex="bold"/>
    </style:style>
    <style:style style:name="P11" style:family="paragraph" style:parent-style-name="Standard" style:list-style-name="L1">
      <style:text-properties fo:color="#111111" style:font-name="Ubuntu" fo:font-size="11pt" fo:font-weight="bold" officeooo:rsid="0000bbbd" officeooo:paragraph-rsid="0000bbbd" style:font-size-asian="9.60000038146973pt" style:font-weight-asian="bold" style:font-size-complex="11pt" style:font-weight-complex="bold"/>
    </style:style>
    <style:style style:name="P12" style:family="paragraph" style:parent-style-name="Standard">
      <style:text-properties fo:color="#111111" style:font-name="Ubuntu" fo:font-size="11pt" fo:font-weight="normal" officeooo:rsid="00069b03" officeooo:paragraph-rsid="00069b03" style:font-size-asian="9.60000038146973pt" style:font-weight-asian="normal" style:font-size-complex="11pt" style:font-weight-complex="normal"/>
    </style:style>
    <style:style style:name="P13" style:family="paragraph" style:parent-style-name="Standard">
      <style:text-properties fo:color="#f10d0c" style:font-name="Ubuntu" fo:font-size="11pt" fo:font-weight="bold" officeooo:rsid="00069b03" officeooo:paragraph-rsid="00069b03" style:font-size-asian="9.60000038146973pt" style:font-weight-asian="bold" style:font-size-complex="11pt" style:font-weight-complex="bold"/>
    </style:style>
    <style:style style:name="P14" style:family="paragraph" style:parent-style-name="Standard">
      <style:text-properties fo:color="#f10d0c" style:font-name="Ubuntu" fo:font-size="14pt" fo:font-weight="bold" officeooo:rsid="00080cd9" officeooo:paragraph-rsid="00080cd9" style:font-size-asian="14pt" style:font-weight-asian="bold" style:font-size-complex="14pt" style:font-weight-complex="bold"/>
    </style:style>
    <style:style style:name="P15" style:family="paragraph" style:parent-style-name="Standard">
      <style:paragraph-properties fo:line-height="115%"/>
      <style:text-properties fo:color="#f10d0c" style:font-name="Ubuntu" fo:font-size="12pt" fo:font-weight="bold" officeooo:rsid="00080cd9" officeooo:paragraph-rsid="000bde21" style:font-size-asian="10.5pt" style:font-weight-asian="bold" style:font-size-complex="12pt" style:font-weight-complex="bold"/>
    </style:style>
    <style:style style:name="P16" style:family="paragraph" style:parent-style-name="Standard">
      <style:paragraph-properties fo:line-height="115%"/>
      <style:text-properties fo:color="#f10d0c" style:font-name="Ubuntu" fo:font-size="12pt" fo:font-weight="bold" officeooo:rsid="00080cd9" officeooo:paragraph-rsid="000ce75a" style:font-size-asian="10.5pt" style:font-weight-asian="bold" style:font-size-complex="12pt" style:font-weight-complex="bold"/>
    </style:style>
    <style:style style:name="P17" style:family="paragraph" style:parent-style-name="Standard">
      <style:paragraph-properties fo:line-height="115%"/>
      <style:text-properties fo:color="#f10d0c" style:font-name="Ubuntu" fo:font-size="12pt" fo:font-weight="bold" officeooo:rsid="000f6fde" officeooo:paragraph-rsid="000f6fde" style:font-size-asian="10.5pt" style:font-weight-asian="bold" style:font-size-complex="12pt" style:font-weight-complex="bold"/>
    </style:style>
    <style:style style:name="P18" style:family="paragraph" style:parent-style-name="Standard">
      <style:paragraph-properties fo:line-height="115%"/>
      <style:text-properties fo:color="#f10d0c" style:font-name="Ubuntu" fo:font-size="12pt" fo:font-weight="bold" officeooo:rsid="0011a377" officeooo:paragraph-rsid="0011a377" style:font-size-asian="10.5pt" style:font-weight-asian="bold" style:font-size-complex="12pt" style:font-weight-complex="bold"/>
    </style:style>
    <style:style style:name="P1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20"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1" style:family="paragraph" style:parent-style-name="Table_20_Contents">
      <style:paragraph-properties fo:margin-top="0cm" fo:margin-bottom="0cm" loext:contextual-spacing="false" fo:text-align="start" style:justify-single-word="false"/>
      <style:text-properties fo:font-size="12.5pt" fo:font-weight="normal"/>
    </style:style>
    <style:style style:name="P22" style:family="paragraph" style:parent-style-name="Text_20_body" style:list-style-name="L1">
      <style:text-properties fo:font-variant="normal" fo:text-transform="none" fo:color="#273239" style:font-name="urw-din" fo:font-size="12.75pt" fo:letter-spacing="normal" fo:font-style="normal" fo:font-weight="normal" officeooo:rsid="0000bbbd" officeooo:paragraph-rsid="0000bbbd" style:font-size-asian="9.60000038146973pt" style:font-weight-asian="bold" style:font-size-complex="11pt" style:font-weight-complex="bold"/>
    </style:style>
    <style:style style:name="P23" style:family="paragraph" style:parent-style-name="Text_20_body">
      <style:text-properties fo:font-variant="normal" fo:text-transform="none" fo:color="#000000" style:font-name="Source Serif Pro" fo:font-size="12pt" fo:letter-spacing="normal" fo:font-style="normal" fo:font-weight="normal" officeooo:rsid="00080cd9" officeooo:paragraph-rsid="00080cd9" style:font-size-asian="10.5pt" style:font-weight-asian="bold" style:font-size-complex="12pt" style:font-weight-complex="bold"/>
    </style:style>
    <style:style style:name="P24" style:family="paragraph" style:parent-style-name="Text_20_body">
      <style:paragraph-properties fo:line-height="115%"/>
      <style:text-properties fo:color="#f10d0c" style:font-name="Ubuntu" fo:font-size="12pt" fo:font-weight="bold" officeooo:rsid="00080cd9" officeooo:paragraph-rsid="000ce75a" style:font-size-asian="10.5pt" style:font-weight-asian="bold" style:font-size-complex="12pt" style:font-weight-complex="bold"/>
    </style:style>
    <style:style style:name="P25" style:family="paragraph" style:parent-style-name="Text_20_body">
      <loext:graphic-properties draw:fill="solid" draw:fill-color="#ffffff" draw:opacity="100%"/>
      <style:paragraph-properties fo:margin-left="0cm" fo:margin-right="0cm" fo:margin-top="0cm" fo:margin-bottom="0cm" loext:contextual-spacing="false" fo:line-height="320%" fo:orphans="2" fo:widows="2" fo:text-indent="0cm" style:auto-text-indent="false" fo:background-color="#ffffff" fo:padding="0cm" fo:border="none"/>
      <style:text-properties fo:font-variant="normal" fo:text-transform="none" style:font-name="Source Serif Pro" fo:letter-spacing="normal" fo:font-style="normal" fo:font-weight="normal"/>
    </style:style>
    <style:style style:name="P26" style:family="paragraph" style:parent-style-name="Text_20_body">
      <loext:graphic-properties draw:fill="solid" draw:fill-color="#ffffff" draw:opacity="100%"/>
      <style:paragraph-properties fo:margin-left="0cm" fo:margin-right="0cm" fo:margin-top="0cm" fo:margin-bottom="0cm" loext:contextual-spacing="false" fo:line-height="200%" fo:orphans="2" fo:widows="2" fo:text-indent="0cm" style:auto-text-indent="false" fo:background-color="#ffffff" fo:padding="0cm" fo:border="none"/>
    </style:style>
    <style:style style:name="P27" style:family="paragraph" style:parent-style-name="Text_20_body">
      <loext:graphic-properties draw:fill="solid" draw:fill-color="#ffffff" draw:opacity="100%"/>
      <style:paragraph-properties fo:margin-left="0cm" fo:margin-right="0cm" fo:margin-top="0cm" fo:margin-bottom="0cm" loext:contextual-spacing="false" fo:line-height="150%" fo:orphans="2" fo:widows="2" fo:text-indent="0cm" style:auto-text-indent="false" fo:background-color="#ffffff" fo:padding="0cm" fo:border="none"/>
    </style:style>
    <style:style style:name="T1" style:family="text">
      <style:text-properties fo:font-variant="normal" fo:text-transform="none" fo:color="#e16173" style:font-name="arial" fo:font-size="12pt" fo:letter-spacing="normal" fo:font-style="normal"/>
    </style:style>
    <style:style style:name="T2" style:family="text">
      <style:text-properties fo:font-variant="normal" fo:text-transform="none" style:font-name="arial" fo:font-size="12pt" fo:letter-spacing="normal" fo:font-style="normal" fo:font-weight="normal"/>
    </style:style>
    <style:style style:name="T3" style:family="text">
      <style:text-properties fo:font-variant="normal" fo:text-transform="none" style:font-name="arial" fo:font-size="12pt" fo:letter-spacing="normal" fo:font-style="normal" style:font-size-asian="12pt" style:font-size-complex="12pt"/>
    </style:style>
    <style:style style:name="T4" style:family="text">
      <style:text-properties fo:font-variant="normal" fo:text-transform="none" style:font-name="arial" fo:letter-spacing="normal" fo:font-style="normal"/>
    </style:style>
    <style:style style:name="T5" style:family="text">
      <style:text-properties fo:font-variant="normal" fo:text-transform="none" fo:color="#ff6d6d" style:font-name="arial" fo:font-size="12pt" fo:letter-spacing="normal" fo:font-style="normal" fo:font-weight="normal" style:font-weight-asian="normal" style:font-weight-complex="normal"/>
    </style:style>
    <style:style style:name="T6" style:family="text">
      <style:text-properties fo:font-variant="normal" fo:text-transform="none" fo:color="#273239" style:font-name="arial" fo:font-size="12pt" fo:letter-spacing="normal" fo:font-style="normal" fo:font-weight="normal" style:font-size-asian="12pt" style:font-size-complex="12pt"/>
    </style:style>
    <style:style style:name="T7" style:family="text">
      <style:text-properties fo:font-variant="normal" fo:text-transform="none" fo:color="#273239" fo:font-size="12pt" fo:letter-spacing="normal" fo:font-style="normal" fo:font-weight="normal" style:font-size-asian="12pt" style:font-size-complex="12pt"/>
    </style:style>
    <style:style style:name="T8" style:family="text">
      <style:text-properties fo:font-variant="normal" fo:text-transform="none" fo:color="#273239" fo:font-size="12pt" fo:letter-spacing="normal" fo:font-style="normal" fo:font-weight="normal" style:font-size-asian="12pt" style:font-size-complex="12pt" loext:padding="0cm" loext:border="none"/>
    </style:style>
    <style:style style:name="T9" style:family="text">
      <style:text-properties fo:font-variant="normal" fo:text-transform="none" fo:color="#273239" fo:font-size="12pt" fo:letter-spacing="normal" fo:font-style="normal" fo:font-weight="normal" officeooo:rsid="0002b7d4" style:font-size-asian="12pt" style:font-size-complex="12pt"/>
    </style:style>
    <style:style style:name="T10" style:family="text">
      <style:text-properties fo:font-variant="normal" fo:text-transform="none" fo:letter-spacing="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style:font-name="Source Serif Pro" fo:letter-spacing="normal" fo:font-style="normal" fo:font-weight="normal"/>
    </style:style>
    <style:style style:name="T13" style:family="text">
      <style:text-properties fo:font-variant="normal" fo:text-transform="none" style:font-name="Source Serif Pro" fo:letter-spacing="normal" fo:font-style="normal" fo:font-weight="normal" style:font-size-asian="12pt"/>
    </style:style>
    <style:style style:name="T14" style:family="text">
      <style:text-properties fo:font-variant="normal" fo:text-transform="none" style:font-name="Source Serif Pro" fo:letter-spacing="normal" fo:font-style="normal" style:font-size-asian="12pt"/>
    </style:style>
    <style:style style:name="T15" style:family="text">
      <style:text-properties fo:font-variant="normal" fo:text-transform="none" style:font-name="Georgia" fo:letter-spacing="normal" fo:font-style="italic" fo:font-weight="normal" fo:background-color="transparent" loext:char-shading-value="0" loext:padding="0cm" loext:border="none"/>
    </style:style>
    <style:style style:name="T16" style:family="text">
      <style:text-properties fo:font-variant="normal" fo:text-transform="none" fo:color="#000000" style:font-name="Source Serif Pro" fo:font-size="15pt" fo:letter-spacing="normal" fo:font-style="normal" fo:font-weight="bold" fo:background-color="transparent" loext:char-shading-value="0" style:font-size-asian="12pt" loext:padding="0cm" loext:border="none"/>
    </style:style>
    <style:style style:name="T17" style:family="text">
      <style:text-properties fo:font-variant="normal" fo:text-transform="none" fo:color="#000000" style:font-name="Source Serif Pro" fo:letter-spacing="normal" fo:font-style="normal" fo:font-weight="normal" style:font-size-asian="12pt"/>
    </style:style>
    <style:style style:name="T18" style:family="text">
      <style:text-properties fo:font-variant="normal" fo:text-transform="none" fo:color="#000000" style:font-name="Source Serif Pro" fo:font-size="12pt" fo:letter-spacing="normal" fo:font-style="normal" fo:font-weight="normal" officeooo:rsid="00080cd9" style:font-size-asian="12pt" style:font-weight-asian="bold" style:font-size-complex="12pt" style:font-weight-complex="bold"/>
    </style:style>
    <style:style style:name="T19" style:family="text">
      <style:text-properties fo:font-variant="normal" fo:text-transform="none" fo:color="#000000" style:font-name="Georgia" fo:letter-spacing="normal" fo:font-style="italic" fo:font-weight="normal" fo:background-color="#ffffff" loext:char-shading-value="0" style:font-size-asian="12pt" loext:padding="0cm" loext:border="none"/>
    </style:style>
    <style:style style:name="T20" style:family="text">
      <style:text-properties fo:font-variant="normal" fo:text-transform="none" fo:color="#000000" style:font-name="arial" fo:letter-spacing="normal" fo:font-style="normal" fo:font-weight="normal" fo:background-color="#ffffff" loext:char-shading-value="0" style:font-size-asian="12pt" loext:padding="0cm" loext:border="none"/>
    </style:style>
    <style:style style:name="T21" style:family="text">
      <style:text-properties fo:font-variant="normal" fo:text-transform="none" style:font-name="monospace" fo:font-size="12pt" fo:letter-spacing="normal" fo:font-style="normal" fo:font-weight="normal"/>
    </style:style>
    <style:style style:name="T22" style:family="text">
      <style:text-properties style:font-name="arial"/>
    </style:style>
    <style:style style:name="T23" style:family="text">
      <style:text-properties style:font-name="arial" fo:font-size="12pt" style:font-size-asian="12pt" style:font-size-complex="12pt"/>
    </style:style>
    <style:style style:name="T24" style:family="text">
      <style:text-properties fo:font-size="12.5pt" fo:font-weight="normal"/>
    </style:style>
    <style:style style:name="T25" style:family="text">
      <style:text-properties fo:font-size="12.5pt" fo:font-weight="normal" loext:padding="0cm" loext:border="none"/>
    </style:style>
    <style:style style:name="T26" style:family="text">
      <style:text-properties style:font-name="monospace" fo:font-size="12pt"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WaitGroups</text:p>
      <text:p text:style-name="P10"/>
      <text:list xml:id="list1653577885" text:style-name="L1">
        <text:list-item>
          <text:p text:style-name="P11"><text:span text:style-name="T2">A </text:span><text:span text:style-name="T1">WaitGroup</text:span><text:span text:style-name="T5"> </text:span><text:span text:style-name="T2">waits for a collection of goroutines to finish. </text:span></text:p>
        </text:list-item>
      </text:list>
      <text:p text:style-name="P10"><text:span text:style-name="T2"/></text:p>
      <text:list xml:id="list142943172279150" text:continue-numbering="true" text:style-name="L1">
        <text:list-item>
          <text:p text:style-name="P11"><text:span text:style-name="T2">The main goroutine calls Add to set the number of goroutines to wait for. </text:span></text:p>
          <text:p text:style-name="P11"><text:span text:style-name="T2"/></text:p>
        </text:list-item>
        <text:list-item>
          <text:p text:style-name="P11"><text:span text:style-name="T2">Then, each of the goroutines runs and calls Done when finished.</text:span></text:p>
        </text:list-item>
      </text:list>
      <text:p text:style-name="P10"><text:span text:style-name="T2"/></text:p>
      <text:list xml:id="list142941352176069" text:continue-numbering="true" text:style-name="L1">
        <text:list-item>
          <text:p text:style-name="P11"><text:span text:style-name="T2"><text:s/>At the same time, Wait can be used to block until all goroutines have finished.</text:span></text:p>
        </text:list-item>
      </text:list>
      <text:p text:style-name="P10"><text:span text:style-name="T2"/></text:p>
      <text:list xml:id="list142943382618190" text:continue-numbering="true" text:style-name="L1">
        <text:list-item>
          <text:p text:style-name="P11"><text:span text:style-name="T7">Golang’s standard library primitive “</text:span><text:span text:style-name="Strong_20_Emphasis"><text:span text:style-name="T8">sync.WaitGroup</text:span></text:span><text:span text:style-name="T7">“.</text:span></text:p>
          <text:p text:style-name="P11"><text:span text:style-name="T9"/></text:p>
          <text:p text:style-name="P22"><text:span text:style-name="T23">WaitGroup exports 3 methods.</text:span></text:p>
        </text:list-item>
      </text:list>
      <table:table table:name="Table1" table:style-name="Table1">
        <table:table-column table:style-name="Table1.A"/>
        <table:table-column table:style-name="Table1.B"/>
        <table:table-column table:style-name="Table1.C"/>
        <table:table-row table:style-name="TableLine94842651594448">
          <table:table-cell table:style-name="Table1.A1" office:value-type="string">
            <text:p text:style-name="P19">1</text:p>
          </table:table-cell>
          <table:table-cell table:style-name="Table1.A1" office:value-type="string">
            <text:p text:style-name="P20"><text:span text:style-name="Strong_20_Emphasis"><text:span text:style-name="T25">Add(int)</text:span></text:span></text:p>
          </table:table-cell>
          <table:table-cell table:style-name="Table1.A1" office:value-type="string">
            <text:p text:style-name="P20"><text:span text:style-name="T24"/></text:p>
            <text:p text:style-name="P20"><text:span text:style-name="T24">It increases WaitGroup counter by given integer value.</text:span></text:p>
            <text:p text:style-name="P20"><text:span text:style-name="T24"/></text:p>
          </table:table-cell>
        </table:table-row>
        <table:table-row table:style-name="TableLine94842651594448">
          <table:table-cell table:style-name="Table1.A1" office:value-type="string">
            <text:p text:style-name="P19">2</text:p>
          </table:table-cell>
          <table:table-cell table:style-name="Table1.A1" office:value-type="string">
            <text:p text:style-name="P20"><text:span text:style-name="Strong_20_Emphasis"><text:span text:style-name="T25">Done()</text:span></text:span></text:p>
          </table:table-cell>
          <table:table-cell table:style-name="Table1.A1" office:value-type="string">
            <text:p text:style-name="P20"><text:span text:style-name="T24"/></text:p>
            <text:p text:style-name="P20"><text:span text:style-name="T24">It decreases WaitGroup counter by 1, we will use it to indicate termination of a goroutine.</text:span></text:p>
            <text:p text:style-name="P20"><text:span text:style-name="T24"/></text:p>
          </table:table-cell>
        </table:table-row>
        <table:table-row table:style-name="TableLine94842651594448">
          <table:table-cell table:style-name="Table1.A1" office:value-type="string">
            <text:p text:style-name="P19">3</text:p>
          </table:table-cell>
          <table:table-cell table:style-name="Table1.A1" office:value-type="string">
            <text:p text:style-name="P20"><text:span text:style-name="Strong_20_Emphasis"><text:span text:style-name="T25">Wait()</text:span></text:span></text:p>
          </table:table-cell>
          <table:table-cell table:style-name="Table1.A1" office:value-type="string">
            <text:p text:style-name="P21"/>
            <text:p text:style-name="P21">It Blocks the execution until it’s internal counter becomes 0.</text:p>
            <text:p text:style-name="P21"/>
          </table:table-cell>
        </table:table-row>
      </table:table>
      <text:p text:style-name="P10"><text:span text:style-name="T6"/></text:p>
      <text:p text:style-name="P10"><text:span text:style-name="T6"/></text:p>
      <text:p text:style-name="P10"><text:span text:style-name="T6"/></text:p>
      <text:p text:style-name="P13"><text:span text:style-name="T3">Example1</text:span></text:p>
      <text:p text:style-name="P13"><text:span text:style-name="T3"/></text:p>
      <text:p text:style-name="P12"><text:span text:style-name="T3">package main</text:span></text:p>
      <text:p text:style-name="P12"><text:span text:style-name="T3"/></text:p>
      <text:p text:style-name="P12"><text:span text:style-name="T3">import (</text:span></text:p>
      <text:p text:style-name="P12"><text:span text:style-name="T3"><text:tab/>"fmt"</text:span></text:p>
      <text:p text:style-name="P12"><text:span text:style-name="T3"><text:tab/>"sync"</text:span></text:p>
      <text:p text:style-name="P12"><text:span text:style-name="T3">)</text:span></text:p>
      <text:p text:style-name="P12"><text:span text:style-name="T3"/></text:p>
      <text:p text:style-name="P12"><text:span text:style-name="T3">func display(wg *sync.WaitGroup, s string) {</text:span></text:p>
      <text:p text:style-name="P12"><text:span text:style-name="T3"><text:tab/>defer wg.Done()</text:span></text:p>
      <text:p text:style-name="P12"><text:span text:style-name="T3"><text:tab/>fmt.Printf("%s %s", s, "Athira")</text:span></text:p>
      <text:p text:style-name="P12"><text:span text:style-name="T3"><text:tab/>fmt.Println()</text:span></text:p>
      <text:p text:style-name="P12"><text:span text:style-name="T3">}</text:span></text:p>
      <text:p text:style-name="P12"><text:span text:style-name="T3"/></text:p>
      <text:p text:style-name="P12"><text:span text:style-name="T3">func main() {</text:span></text:p>
      <text:p text:style-name="P12"><text:span text:style-name="T3"><text:tab/>wg := new(sync.WaitGroup)</text:span></text:p>
      <text:p text:style-name="P12"><text:span text:style-name="T3"><text:tab/>wg.Add(2)</text:span></text:p>
      <text:p text:style-name="P12"><text:span text:style-name="T3"><text:tab/>var string1 = "hello"</text:span></text:p>
      <text:p text:style-name="P12"><text:span text:style-name="T3"><text:tab/>go display(wg, string1)</text:span></text:p>
      <text:p text:style-name="P12"><text:span text:style-name="T3"><text:tab/>go display(wg, "haii")</text:span></text:p>
      <text:p text:style-name="P12"><text:span text:style-name="T3"><text:tab/>wg.Wait()</text:span></text:p>
      <text:p text:style-name="P12"><text:span text:style-name="T3">}</text:span></text:p>
      <text:p text:style-name="P12"><text:span text:style-name="T3"/></text:p>
      <text:p text:style-name="P12"><text:soft-page-break/><text:span text:style-name="T3"/></text:p>
      <text:p text:style-name="P14"><text:span text:style-name="T4">Mutex</text:span></text:p>
      <text:p text:style-name="P14"><text:span text:style-name="T4"/></text:p>
      <text:p text:style-name="P23"><text:span text:style-name="T22">One of the most powerful features in Go is its concurrency capacities, but when concurrency comes into the scene, there are certain conditions that can cause undesirable behavior due to many processes accessing the same data or variable. Consider the following scenario:</text:span></text:p>
      <text:p text:style-name="P25">1 - Bank account with balance of $ 1000</text:p>
      <text:p text:style-name="P25">2 - Customer deposits $ 1000</text:p>
      <text:p text:style-name="P25">3 - Withdraw of 500</text:p>
      <text:p text:style-name="P25">4 - The final balance is $ 1500</text:p>
      <text:p text:style-name="P27"><text:span text:style-name="T12">If those events occur in a <text:s/>sequence, it's ok. What if we have different threads, performing different actions in the account, in parallel, at the same time? For example, deposit and withdraw occurs simultaneously? It can cause inconsistency in the final balance value. Such a scenario is called a </text:span><text:span text:style-name="Emphasis"><text:span text:style-name="T15">race condition</text:span></text:span><text:span text:style-name="T12">.</text:span></text:p>
      <text:p text:style-name="P15"><text:span text:style-name="T17">Race conditions can occur when multiple goroutines try to access and change the same data. </text:span></text:p>
      <text:p text:style-name="P15"><text:span text:style-name="T17"/></text:p>
      <text:p text:style-name="P15"><text:span text:style-name="T17">A strategy to prevent race conditions is to lock the data, perform the chance, and then unlock it, so that the next thread can do its job on the data.</text:span></text:p>
      <text:p text:style-name="P15"><text:span text:style-name="T17"/></text:p>
      <text:p text:style-name="P15"><text:span text:style-name="T17"><text:s/>Golang has a mechanism called </text:span><text:span text:style-name="Emphasis"><text:span text:style-name="T19">Mutex</text:span></text:span><text:span text:style-name="T17">, or mutual exclusion, which allows us to write code shielded against race conditions. </text:span></text:p>
      <text:p text:style-name="P15"><text:span text:style-name="T17"/></text:p>
      <text:p text:style-name="P16"><text:span text:style-name="T17">In Go, Mutex is implemented in the </text:span><text:span text:style-name="Emphasis"><text:span text:style-name="T19">sync </text:span></text:span><text:span text:style-name="T17">package, and has functions to lock and unlock processes. </text:span></text:p>
      <text:p text:style-name="P16"><text:span text:style-name="T17"/></text:p>
      <text:p text:style-name="P16"><text:span text:style-name="T17">It usually works together with another type: </text:span><text:span text:style-name="Emphasis"><text:span text:style-name="T19">WaitGroup</text:span></text:span><text:span text:style-name="T17">, also implemented in the </text:span><text:span text:style-name="Emphasis"><text:span text:style-name="T19">sync</text:span></text:span><text:span text:style-name="Emphasis"><text:span text:style-name="T20"> </text:span></text:span><text:span text:style-name="T17">package.</text:span></text:p>
      <text:p text:style-name="P16"><text:span text:style-name="T17"/></text:p>
      <text:p text:style-name="P16"><text:span text:style-name="T17"/></text:p>
      <text:p text:style-name="P17"><text:span text:style-name="T14">Example</text:span></text:p>
      <text:p text:style-name="P16"><text:span text:style-name="T17"/></text:p>
      <text:p text:style-name="P1"><text:span text:style-name="T18">package main</text:span></text:p>
      <text:p text:style-name="P7">import (</text:p>
      <text:p text:style-name="P3"><text:soft-page-break/><text:span text:style-name="T21">"fmt"</text:span></text:p>
      <text:p text:style-name="P3"><text:span text:style-name="T21">"sync"</text:span></text:p>
      <text:p text:style-name="P3"><text:span text:style-name="T21">)</text:span></text:p>
      <text:p text:style-name="P3"><text:span text:style-name="T21">var (</text:span></text:p>
      <text:p text:style-name="P3"><text:span text:style-name="T21">mutex <text:s/>sync.Mutex</text:span></text:p>
      <text:p text:style-name="P2"/>
      <text:p text:style-name="P5"><text:span text:style-name="T26">accountBalance int</text:span></text:p>
      <text:p text:style-name="P2"/>
      <text:p text:style-name="P2"><text:span text:style-name="T21">)</text:span></text:p>
      <text:p text:style-name="P6">func init() {</text:p>
      <text:p text:style-name="P2"><text:span text:style-name="T21">accountBalance = 1000</text:span></text:p>
      <text:p text:style-name="P2"/>
      <text:p text:style-name="P2"><text:span text:style-name="T21">}</text:span></text:p>
      <text:p text:style-name="P6">func main() {</text:p>
      <text:p text:style-name="P2"><text:span text:style-name="T21">fmt.Printf("initial balance %d\n", accountBalance)</text:span></text:p>
      <text:p text:style-name="P4"><text:span text:style-name="T21">var wg sync.WaitGroup</text:span></text:p>
      <text:p text:style-name="P4"><text:span text:style-name="T21">wg.Add(2)</text:span></text:p>
      <text:p text:style-name="P2"><text:span text:style-name="T21">go withdraw(300, &amp;wg)</text:span></text:p>
      <text:p text:style-name="P2"><text:span text:style-name="T21">go deposit(500, &amp;wg)</text:span></text:p>
      <text:p text:style-name="P2"><text:span text:style-name="T21">wg.Wait()</text:span></text:p>
      <text:p text:style-name="P2"><text:span text:style-name="T21">fmt.Printf("New balance %d\n", accountBalance)</text:span></text:p>
      <text:p text:style-name="P6">}</text:p>
      <text:p text:style-name="P2"/>
      <text:p text:style-name="P2"/>
      <text:p text:style-name="P6">func deposit(value int, wg *sync.WaitGroup) {</text:p>
      <text:p text:style-name="P2"><text:span text:style-name="T21">mutex.Lock()</text:span></text:p>
      <text:p text:style-name="P2"><text:span text:style-name="T21">fmt.Printf("Current balance: %d. Depositing %d\n", accountBalance, value)</text:span></text:p>
      <text:p text:style-name="P2"><text:span text:style-name="T21">accountBalance += value</text:span></text:p>
      <text:p text:style-name="P2"><text:span text:style-name="T21">mutex.Unlock()</text:span></text:p>
      <text:p text:style-name="P2"><text:span text:style-name="T21">wg.Done()</text:span></text:p>
      <text:p text:style-name="P2"/>
      <text:p text:style-name="P6">}</text:p>
      <text:p text:style-name="P2"/>
      <text:p text:style-name="P2"><text:soft-page-break/></text:p>
      <text:p text:style-name="P4"><text:span text:style-name="T21">func withdraw(value int, wg *sync.WaitGroup) {</text:span></text:p>
      <text:p text:style-name="P4"><text:span text:style-name="T21">mutex.Lock()</text:span></text:p>
      <text:p text:style-name="P2"><text:span text:style-name="T21">fmt.Printf("Current balance: %d. Withdrawing %d\n", accountBalance, value)</text:span></text:p>
      <text:p text:style-name="P2"><text:span text:style-name="T21">accountBalance -= value</text:span></text:p>
      <text:p text:style-name="P2"><text:span text:style-name="T21">mutex.Unlock()</text:span></text:p>
      <text:p text:style-name="P4"><text:span text:style-name="T21">wg.Done()</text:span></text:p>
      <text:p text:style-name="P4"><text:span text:style-name="T21">}</text:span></text:p>
      <text:p text:style-name="P16"><text:span text:style-name="T17"/></text:p>
      <text:p text:style-name="P16"><text:span text:style-name="T17"/></text:p>
      <text:p text:style-name="P18"><text:span text:style-name="T17"><text:tab/><text:tab/><text:tab/><text:tab/><text:tab/><text:tab/></text:span><text:span text:style-name="T14">OR</text:span></text:p>
      <text:p text:style-name="P16"><text:span text:style-name="T17"/></text:p>
      <text:p text:style-name="P16"><text:span text:style-name="T17"/></text:p>
      <text:p text:style-name="P16"><text:span text:style-name="T17"/></text:p>
      <text:p text:style-name="P16"><text:span text:style-name="T17">package main</text:span></text:p>
      <text:p text:style-name="P16"><text:span text:style-name="T17"/></text:p>
      <text:p text:style-name="P16"><text:span text:style-name="T17">import (</text:span></text:p>
      <text:p text:style-name="P16"><text:span text:style-name="T17"><text:tab/>"fmt"</text:span></text:p>
      <text:p text:style-name="P16"><text:span text:style-name="T17"><text:tab/>"math/rand"</text:span></text:p>
      <text:p text:style-name="P16"><text:span text:style-name="T17"><text:tab/>"sync"</text:span></text:p>
      <text:p text:style-name="P16"><text:span text:style-name="T17"><text:tab/>"time"</text:span></text:p>
      <text:p text:style-name="P16"><text:span text:style-name="T17">)</text:span></text:p>
      <text:p text:style-name="P16"><text:span text:style-name="T17"/></text:p>
      <text:p text:style-name="P16"><text:span text:style-name="T17">type User struct {</text:span></text:p>
      <text:p text:style-name="P16"><text:span text:style-name="T17"><text:tab/>name <text:s text:c="10"/>string</text:span></text:p>
      <text:p text:style-name="P16"><text:span text:style-name="T17"><text:tab/>depositAmount <text:s/>float32</text:span></text:p>
      <text:p text:style-name="P16"><text:span text:style-name="T17"><text:tab/>withdrawAmount float32</text:span></text:p>
      <text:p text:style-name="P16"><text:span text:style-name="T17">}</text:span></text:p>
      <text:p text:style-name="P16"><text:span text:style-name="T17"/></text:p>
      <text:p text:style-name="P16"><text:span text:style-name="T17">var BALANCE float32 = 12000</text:span></text:p>
      <text:p text:style-name="P16"><text:span text:style-name="T17"/></text:p>
      <text:p text:style-name="P16"><text:span text:style-name="T17">func (u *User) deposit(wg *sync.WaitGroup, mx *sync.Mutex) {</text:span></text:p>
      <text:p text:style-name="P16"><text:span text:style-name="T17"><text:tab/>fmt.Printf("%s is depositing <text:s/>USD %f \n", u.name, u.depositAmount)</text:span></text:p>
      <text:p text:style-name="P16"><text:span text:style-name="T17"><text:tab/>mx.Lock()</text:span></text:p>
      <text:p text:style-name="P16"><text:span text:style-name="T17"><text:tab/>BALANCE += u.depositAmount</text:span></text:p>
      <text:p text:style-name="P16"><text:span text:style-name="T17"><text:tab/>defer mx.Unlock()</text:span></text:p>
      <text:p text:style-name="P16"><text:span text:style-name="T17"><text:tab/>wg.Done()</text:span></text:p>
      <text:p text:style-name="P16"><text:span text:style-name="T17">}</text:span></text:p>
      <text:p text:style-name="P16"><text:span text:style-name="T17"/></text:p>
      <text:p text:style-name="P16"><text:span text:style-name="T17">func (u *User) withdraw(wg *sync.WaitGroup, mx *sync.Mutex) {</text:span></text:p>
      <text:p text:style-name="P16"><text:span text:style-name="T17"><text:tab/>fmt.Printf("%s is withdrawing <text:s/>USD %f \n", u.name, u.withdrawAmount)</text:span></text:p>
      <text:p text:style-name="P16"><text:soft-page-break/><text:span text:style-name="T17"><text:tab/>mx.Lock()</text:span></text:p>
      <text:p text:style-name="P16"><text:span text:style-name="T17"><text:tab/>BALANCE -= u.withdrawAmount</text:span></text:p>
      <text:p text:style-name="P16"><text:span text:style-name="T17"><text:tab/>defer mx.Unlock()</text:span></text:p>
      <text:p text:style-name="P16"><text:span text:style-name="T17"><text:tab/>wg.Done()</text:span></text:p>
      <text:p text:style-name="P16"><text:span text:style-name="T17">}</text:span></text:p>
      <text:p text:style-name="P16"><text:span text:style-name="T17"/></text:p>
      <text:p text:style-name="P16"><text:span text:style-name="T17">func main() {</text:span></text:p>
      <text:p text:style-name="P16"><text:span text:style-name="T17"/></text:p>
      <text:p text:style-name="P16"><text:span text:style-name="T17"><text:tab/>var wg sync.WaitGroup</text:span></text:p>
      <text:p text:style-name="P16"><text:span text:style-name="T17"><text:tab/>var mu sync.Mutex</text:span></text:p>
      <text:p text:style-name="P16"><text:span text:style-name="T17"><text:tab/>users := []User{</text:span></text:p>
      <text:p text:style-name="P16"><text:span text:style-name="T17"><text:tab/><text:tab/>{name: "Marco Lazerri", withdrawAmount: 1300, depositAmount: 1000},</text:span></text:p>
      <text:p text:style-name="P16"><text:span text:style-name="T17"><text:tab/><text:tab/>{name: "Paige Wilunda", withdrawAmount: 1400, depositAmount: 123},</text:span></text:p>
      <text:p text:style-name="P16"><text:span text:style-name="T17"><text:tab/><text:tab/>{name: "Gerry Riveres", withdrawAmount: 900, depositAmount: 25},</text:span></text:p>
      <text:p text:style-name="P16"><text:span text:style-name="T17"><text:tab/><text:tab/>{name: "Sean Bold", withdrawAmount: 200, depositAmount: 5432},</text:span></text:p>
      <text:p text:style-name="P16"><text:span text:style-name="T17"><text:tab/><text:tab/>{name: "Mike Wegner", withdrawAmount: 5600, depositAmount: 2344},</text:span></text:p>
      <text:p text:style-name="P16"><text:span text:style-name="T17"><text:tab/>}</text:span></text:p>
      <text:p text:style-name="P16"><text:span text:style-name="T17"><text:tab/>rand.Seed(time.Now().UnixNano())</text:span></text:p>
      <text:p text:style-name="P16"><text:span text:style-name="T17"><text:tab/>for i := range users {</text:span></text:p>
      <text:p text:style-name="P16"><text:span text:style-name="T17"><text:tab/><text:tab/>wg.Add(2)</text:span></text:p>
      <text:p text:style-name="P16"><text:span text:style-name="T17"><text:tab/><text:tab/>i = rand.Intn(len(users))</text:span></text:p>
      <text:p text:style-name="P16"><text:span text:style-name="T17"><text:tab/><text:tab/>go users[i].deposit(&amp;wg, &amp;mu)</text:span></text:p>
      <text:p text:style-name="P16"><text:span text:style-name="T17"><text:tab/><text:tab/>go users[i].withdraw(&amp;wg, &amp;mu)</text:span></text:p>
      <text:p text:style-name="P16"><text:span text:style-name="T17"><text:tab/><text:tab/>time.Sleep(time.Second)</text:span></text:p>
      <text:p text:style-name="P16"><text:span text:style-name="T17"><text:tab/>}</text:span></text:p>
      <text:p text:style-name="P16"><text:span text:style-name="T17"/></text:p>
      <text:p text:style-name="P16"><text:span text:style-name="T17"><text:tab/>wg.Wait()</text:span></text:p>
      <text:p text:style-name="P16"><text:span text:style-name="T17"/></text:p>
      <text:p text:style-name="P16"><text:span text:style-name="T17"><text:tab/>fmt.Printf("New account BALANCE is %f \n", BALANCE)</text:span></text:p>
      <text:p text:style-name="P16"><text:span text:style-name="T17"/></text:p>
      <text:p text:style-name="P16"><text:span text:style-name="T17">}</text:span></text:p>
      <text:p text:style-name="P16"><text:span text:style-name="T17"/></text:p>
      <text:p text:style-name="P24"><text:span text:style-name="Strong_20_Emphasis"><text:span text:style-name="T16">What about deadlocks?</text:span></text:span></text:p>
      <text:p text:style-name="P26"><text:span text:style-name="T12">Failing to call the </text:span><text:span text:style-name="Emphasis"><text:span text:style-name="T15">Unlock </text:span></text:span><text:span text:style-name="T12">function can cause a behavior known as </text:span><text:span text:style-name="Emphasis"><text:span text:style-name="T15">deadlock</text:span></text:span><text:span text:style-name="T12">, where the program execution can get stuck, waiting for some resource to be released. You must ensure that your code always calls the</text:span><text:span text:style-name="Emphasis"><text:span text:style-name="T15">Unlock </text:span></text:span><text:span text:style-name="T12">function</text:span></text:p>
      <text:p text:style-name="P16"><text:span text:style-name="T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Andale Mono', Monaco, Courier, 'Courier New', Verdana, sans-serif"/>
    <style:font-face style:name="Georgia" svg:font-family="Georgia, 'Source Serif Pro', serif"/>
    <style:font-face style:name="Lohit Devanagari1" svg:font-family="'Lohit Devanagari'"/>
    <style:font-face style:name="Source Serif Pro" svg:font-family="'Source Serif Pro', serif"/>
    <style:font-face style:name="arial" svg:font-family="arial, sans-serif"/>
    <style:font-face style:name="monospace" svg:font-family="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Suruma" svg:font-family="Surum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7T11:14:18.543097720</meta:creation-date>
    <meta:generator>LibreOffice/6.4.7.2$Linux_X86_64 LibreOffice_project/40$Build-2</meta:generator>
    <dc:date>2022-12-07T14:18:49.219468115</dc:date>
    <meta:editing-duration>PT1H23M52S</meta:editing-duration>
    <meta:editing-cycles>15</meta:editing-cycles>
    <meta:document-statistic meta:table-count="1" meta:image-count="0" meta:object-count="0" meta:page-count="5" meta:paragraph-count="136" meta:word-count="641" meta:character-count="4267" meta:non-whitespace-character-count="3683"/>
  </office:meta>
</office:document-meta>
</file>